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485e" officeooo:paragraph-rsid="0008485e"/>
    </style:style>
    <style:style style:name="P2" style:family="paragraph" style:parent-style-name="Standard">
      <style:text-properties officeooo:rsid="0008485e" officeooo:paragraph-rsid="000bc598"/>
    </style:style>
    <style:style style:name="P3" style:family="paragraph" style:parent-style-name="Standard">
      <style:paragraph-properties fo:text-align="center" style:justify-single-word="false"/>
      <style:text-properties officeooo:rsid="000d9ccd" officeooo:paragraph-rsid="000d9ccd"/>
    </style:style>
    <style:style style:name="T1" style:family="text">
      <style:text-properties officeooo:rsid="000b56a2"/>
    </style:style>
    <style:style style:name="T2" style:family="text">
      <style:text-properties officeooo:rsid="000bc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unciado práctica base de datos</text:p>
      <text:p text:style-name="P1"/>
      <text:p text:style-name="P1"/>
      <text:p text:style-name="P1">Para este ejercicio quiero montar una base de datos de una <text:span text:style-name="T1">universidad</text:span>.</text:p>
      <text:p text:style-name="P2">Tendremos varias entidades, maestros, matrícula, estudiantes, asignatura <text:span text:style-name="T2">y la entidad </text:span>persona<text:span text:style-name="T2">(es una generalización de maestro y estudiantes y tendrá atributos comunes con ellos)</text:span>.</text:p>
      <text:p text:style-name="P1">Relaciones:</text:p>
      <text:p text:style-name="P1">Un estudiante tiene una matrícula y esa matrícula le pertenece a un único alumno.</text:p>
      <text:p text:style-name="P1">Un estudiante cursa una o varias asignaturas a la vez y una asignatura puede ser aprendida por varios estudiantes</text:p>
      <text:p text:style-name="P1">Un maestro imparte una o varias asignaturas, pero cada asignatura la enseña un único profesor.</text:p>
      <text:p text:style-name="P1">Atributos:</text:p>
      <text:p text:style-name="P1">Un estudiante tiene su identificador de estudiante, DNI, nombre, apellido, facultad y carrera a la que pertenece.</text:p>
      <text:p text:style-name="P1">Una matrícula tiene su identificador, grado, área y fecha.</text:p>
      <text:p text:style-name="P1">Una asignatura tiene su identificador, nombre y horas.</text:p>
      <text:p text:style-name="P1">Un maestro tiene su identificador, nombre, apellido, DNI y tipo de pensión</text:p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8T18:38:06.723000000</meta:creation-date>
    <dc:date>2020-11-05T20:51:55.369000000</dc:date>
    <meta:editing-duration>PT28M27S</meta:editing-duration>
    <meta:editing-cycles>7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3" meta:word-count="136" meta:character-count="891" meta:non-whitespace-character-count="766"/>
  </office:meta>
</office:document-meta>
</file>